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2.0826in"/>
    </style:style>
    <style:style style:name="Table1.B" style:family="table-column">
      <style:table-column-properties style:column-width="1.3896in"/>
    </style:style>
    <style:style style:name="Table1.C" style:family="table-column">
      <style:table-column-properties style:column-width="3.027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1f3f4" fo:padding="0.0694in" fo:border-left="none" fo:border-right="1pt solid #bdc1c6" fo:border-top="1pt solid #bdc1c6" fo:border-bottom="1pt solid #bdc1c6">
        <style:background-image/>
      </style:table-cell-properties>
    </style:style>
    <style:style style:name="Table1.B1" style:family="table-cell">
      <style:table-cell-properties style:vertical-align="" fo:background-color="#f1f3f4" fo:padding="0.0694in" fo:border="1pt solid #bdc1c6">
        <style:background-image/>
      </style:table-cell-properties>
    </style:style>
    <style:style style:name="Table1.C1" style:family="table-cell">
      <style:table-cell-properties style:vertical-align="" fo:background-color="#f1f3f4" fo:padding="0.0694in" fo:border-left="1pt solid #bdc1c6" fo:border-right="none" fo:border-top="1pt solid #bdc1c6" fo:border-bottom="1pt solid #bdc1c6">
        <style:background-image/>
      </style:table-cell-properties>
    </style:style>
    <style:style style:name="Table1.A2" style:family="table-cell">
      <style:table-cell-properties style:vertical-align="" fo:background-color="transparent" fo:padding="0.0694in" fo:border-left="none" fo:border-right="1pt solid #bdc1c6" fo:border-top="1pt solid #bdc1c6" fo:border-bottom="1pt solid #bdc1c6">
        <style:background-image/>
      </style:table-cell-properties>
    </style:style>
    <style:style style:name="Table1.B2" style:family="table-cell">
      <style:table-cell-properties style:vertical-align="" fo:background-color="transparent" fo:padding="0.0694in" fo:border="1pt solid #bdc1c6">
        <style:background-image/>
      </style:table-cell-properties>
    </style:style>
    <style:style style:name="Table1.C2" style:family="table-cell">
      <style:table-cell-properties style:vertical-align="" fo:background-color="transparent" fo:padding="0.0694in" fo:border-left="1pt solid #bdc1c6" fo:border-right="none" fo:border-top="1pt solid #bdc1c6" fo:border-bottom="1pt solid #bdc1c6">
        <style:background-image/>
      </style:table-cell-properties>
    </style:style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rsid="0002ac9e" officeooo:paragraph-rsid="0002ac9e"/>
    </style:style>
    <style:style style:name="P4" style:family="paragraph" style:parent-style-name="normal">
      <style:text-properties officeooo:rsid="0002ac9e" officeooo:paragraph-rsid="0002ac9e"/>
    </style:style>
    <style:style style:name="T1" style:family="text">
      <style:text-properties fo:font-weight="bold" style:font-weight-asian="bold"/>
    </style:style>
    <style:style style:name="T2" style:family="text">
      <style:text-properties fo:color="#3d3d3d" loext:opacity="100%" officeooo:rsid="000648fc" fo:background-color="#e6e6e6" loext:char-shading-value="0"/>
    </style:style>
    <style:style style:name="T3" style:family="text">
      <style:text-properties fo:color="#3d3d3d" loext:opacity="100%" officeooo:rsid="0002ac9e" fo:background-color="#e6e6e6" loext:char-shading-value="0"/>
    </style:style>
    <style:style style:name="T4" style:family="text">
      <style:text-properties officeooo:rsid="000648fc"/>
    </style:style>
    <style:style style:name="T5" style:family="text">
      <style:text-properties officeooo:rsid="0002ac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ur Quadrants Activity Worksheet</text:p>
      <text:p text:style-name="normal"/>
      <text:p text:style-name="normal">List 15 activities you have done in the past week, in no particular order or priority</text:p>
      <text:p text:style-name="normal"/>
      <text:p text:style-name="normal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" loext:marker-style-name="T1"><text:span text:style-name="T1">Activity</text:span><text:span text:style-name="T1"/></text:p>
            </table:table-cell>
            <table:table-cell table:style-name="Table1.B1" office:value-type="string">
              <text:p text:style-name="P2" loext:marker-style-name="T1"><text:span text:style-name="T1">Status</text:span><text:span text:style-name="T1"/></text:p>
            </table:table-cell>
            <table:table-cell table:style-name="Table1.C1" office:value-type="string">
              <text:p text:style-name="P2" loext:marker-style-name="T1"><text:span text:style-name="T1">Notes</text:span><text:span text:style-name="T1"/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">Home work</text:p>
          </table:table-cell>
          <table:table-cell table:style-name="Table1.B2" office:value-type="string">
            <text:p text:style-name="P2"><loext:content-control loext:dropdown="true" loext:alias="Review status" loext:id="481927394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2">Quadrant 2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Web development (job)</text:p>
          </table:table-cell>
          <table:table-cell table:style-name="Table1.B2" office:value-type="string">
            <text:p text:style-name="P2"><loext:content-control loext:dropdown="true" loext:alias="Review status" loext:id="-1528216891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2">Quadrant 2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Miniature painting</text:p>
          </table:table-cell>
          <table:table-cell table:style-name="Table1.B2" office:value-type="string">
            <text:p text:style-name="P2"><loext:content-control loext:dropdown="true" loext:alias="Review status" loext:id="-1089893173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3">Quadrant 2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Video games</text:p>
          </table:table-cell>
          <table:table-cell table:style-name="Table1.B2" office:value-type="string">
            <text:p text:style-name="P2"><loext:content-control loext:dropdown="true" loext:alias="Review status" loext:id="-770700772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3">Quadrant 4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TTRPG playing</text:p>
          </table:table-cell>
          <table:table-cell table:style-name="Table1.B2" office:value-type="string">
            <text:p text:style-name="P2"><loext:content-control loext:dropdown="true" loext:alias="Review status" loext:id="1872615744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3">Quadrant 2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Walking</text:p>
          </table:table-cell>
          <table:table-cell table:style-name="Table1.B2" office:value-type="string">
            <text:p text:style-name="P2"><loext:content-control loext:dropdown="true" loext:alias="Review status" loext:id="544516826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3">Quadrant 2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Sleeping</text:p>
          </table:table-cell>
          <table:table-cell table:style-name="Table1.B2" office:value-type="string">
            <text:p text:style-name="P2"><loext:content-control loext:dropdown="true" loext:alias="Review status" loext:id="498320627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2">Quadrant 2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Eating</text:p>
          </table:table-cell>
          <table:table-cell table:style-name="Table1.B2" office:value-type="string">
            <text:p text:style-name="P2"><loext:content-control loext:dropdown="true" loext:alias="Review status" loext:id="122081828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2">Quadrant 2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Watching YouTube</text:p>
          </table:table-cell>
          <table:table-cell table:style-name="Table1.B2" office:value-type="string">
            <text:p text:style-name="P2"><loext:content-control loext:dropdown="true" loext:alias="Review status" loext:id="-276426280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3">Quadrant 4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Creating video game</text:p>
          </table:table-cell>
          <table:table-cell table:style-name="Table1.B2" office:value-type="string">
            <text:p text:style-name="P2"><loext:content-control loext:dropdown="true" loext:alias="Review status" loext:id="-91715197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3">Quadrant 2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Driving</text:p>
          </table:table-cell>
          <table:table-cell table:style-name="Table1.B2" office:value-type="string">
            <text:p text:style-name="P2"><loext:content-control loext:dropdown="true" loext:alias="Review status" loext:id="-1402707432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3">Quadrant 2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Cleaning the house</text:p>
          </table:table-cell>
          <table:table-cell table:style-name="Table1.B2" office:value-type="string">
            <text:p text:style-name="P2"><loext:content-control loext:dropdown="true" loext:alias="Review status" loext:id="-920472359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3">Quadrant 2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Laundry</text:p>
          </table:table-cell>
          <table:table-cell table:style-name="Table1.B2" office:value-type="string">
            <text:p text:style-name="P2"><loext:content-control loext:dropdown="true" loext:alias="Review status" loext:id="-667145986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3">Quadrant 2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Working in music lab</text:p>
          </table:table-cell>
          <table:table-cell table:style-name="Table1.B2" office:value-type="string">
            <text:p text:style-name="P2"><loext:content-control loext:dropdown="true" loext:alias="Review status" loext:id="-670803159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3">Quadrant 2</text:span></loext:content-control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Talking to friends</text:p>
          </table:table-cell>
          <table:table-cell table:style-name="Table1.B2" office:value-type="string">
            <text:p text:style-name="P2"><loext:content-control loext:dropdown="true" loext:alias="Review status" loext:id="-1918111871"><loext:list-item loext:display-text="Quadrant 1" loext:value="Quadrant 1"/><loext:list-item loext:display-text="Quadrant 2" loext:value="Quadrant 2"/><loext:list-item loext:display-text="Quadrant 3" loext:value="Quadrant 3"/><loext:list-item loext:display-text="Quadrant 4" loext:value="Quadrant 4"/><text:span text:style-name="T3">Quadrant 2</text:span></loext:content-control></text:p>
          </table:table-cell>
          <table:table-cell table:style-name="Table1.C2" office:value-type="string">
            <text:p text:style-name="P2"/>
          </table:table-cell>
        </table:table-row>
      </table:table>
      <text:p text:style-name="normal"/>
      <text:p text:style-name="normal">LIst the number of activities you have for each quadrant:</text:p>
      <text:p text:style-name="normal">1._______<text:tab/>2.___<text:span text:style-name="T4">13</text:span>__</text:p>
      <text:p text:style-name="normal">3._______<text:tab/>4.___<text:span text:style-name="T5">2</text:span>__</text:p>
      <text:p text:style-name="normal"/>
      <text:p text:style-name="normal">Based on the counts above, which quadrant are most of your activities in? ____<text:span text:style-name="T5">2</text:span>_______</text:p>
      <text:p text:style-name="normal"/>
      <text:p text:style-name="normal">What observations do you have from doing this activity?</text:p>
      <text:p text:style-name="normal"/>
      <text:p text:style-name="P4">A. Most of what I do is important (to me, at least) but not urgent. In fact, I’d say I don’t have a sense of urgency based on this. Few activities require me to respond quickly, even though I am a timely person. I also don’t do anything that’s not important with any sense of urgency. I perhaps spend too much time in unimportant activities.</text:p>
      <text:p text:style-name="normal"><text:soft-page-break/></text:p>
      <text:p text:style-name="normal">What would you like to keep the same and what would you change? How might making these changes help to reduce your stress at work or at home.</text:p>
      <text:p text:style-name="normal"/>
      <text:p text:style-name="P4">A. Mostly I would like to exercize more, for this would help keep my energy level up and do wonders to reduce stress. Otherwise, I don’t carry much stress in terms of work/home lif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5T17:57:13.175769946</dc:date>
    <meta:editing-duration>PT1M19S</meta:editing-duration>
    <meta:editing-cycles>2</meta:editing-cycles>
    <meta:generator>LibreOffice/24.8.6.2$Linux_X86_64 LibreOffice_project/480$Build-2</meta:generator>
    <meta:document-statistic meta:table-count="1" meta:image-count="0" meta:object-count="0" meta:page-count="2" meta:paragraph-count="43" meta:word-count="248" meta:character-count="1400" meta:non-whitespace-character-count="1179"/>
  </office:meta>
</office:document-meta>
</file>